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Bafana Bafana</text:span></text:h>
      <text:h text:style-name="Default"><text:s text:c="1"/>2<text:s text:c="2"/><text:span text:style-name="style2">//Problem no : 11805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text:span text:style-name="style10">{</text:span></text:h>
      <text:h text:style-name="Default"><text:s text:c="1"/>6<text:s text:c="2"/><text:s text:c="8"/><text:span text:style-name="style5">int </text:span><text:span text:style-name="style11">n</text:span><text:span text:style-name="style10">,</text:span><text:span text:style-name="style11">k</text:span><text:span text:style-name="style10">,</text:span><text:span text:style-name="style11">p</text:span><text:span text:style-name="style10">,</text:span><text:span text:style-name="style11">rt</text:span><text:span text:style-name="style10">,</text:span><text:span text:style-name="style11">t</text:span><text:span text:style-name="style10">;</text:span></text:h>
      <text:h text:style-name="Default"><text:s text:c="1"/>7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t</text:span><text:span text:style-name="style10">);</text:span></text:h>
      <text:h text:style-name="Default"><text:s text:c="1"/>8<text:s text:c="2"/><text:s text:c="8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t</text:span><text:span text:style-name="style10">;</text:span><text:span text:style-name="style11">i</text:span><text:span text:style-name="style10">++)</text:span></text:h>
      <text:h text:style-name="Default"><text:s text:c="1"/>9<text:s text:c="2"/><text:s text:c="8"/><text:span text:style-name="style10">{</text:span></text:h>
      <text:h text:style-name="Default">10<text:s text:c="2"/><text:s text:c="16"/><text:span text:style-name="style11">scanf</text:span><text:span text:style-name="style10">(</text:span><text:span text:style-name="style6">"%d%d%d"</text:span><text:span text:style-name="style10">,&amp;</text:span><text:span text:style-name="style11">n</text:span><text:span text:style-name="style10">,&amp;</text:span><text:span text:style-name="style11">k</text:span><text:span text:style-name="style10">,&amp;</text:span><text:span text:style-name="style11">p</text:span><text:span text:style-name="style10">);</text:span></text:h>
      <text:h text:style-name="Default">11<text:s text:c="2"/><text:s text:c="16"/><text:span text:style-name="style11">rt</text:span><text:span text:style-name="style10">=</text:span><text:span text:style-name="style11">k</text:span><text:span text:style-name="style10">+</text:span><text:span text:style-name="style11">p</text:span><text:span text:style-name="style10">;</text:span></text:h>
      <text:h text:style-name="Default">12<text:s text:c="2"/></text:h>
      <text:h text:style-name="Default">13<text:s text:c="2"/><text:s text:c="16"/><text:span text:style-name="style5">while</text:span><text:span text:style-name="style10">(</text:span><text:span text:style-name="style11">rt</text:span><text:span text:style-name="style10">&gt;</text:span><text:span text:style-name="style11">n</text:span><text:span text:style-name="style10">)</text:span></text:h>
      <text:h text:style-name="Default">14<text:s text:c="2"/><text:s text:c="16"/><text:span text:style-name="style10">{</text:span></text:h>
      <text:h text:style-name="Default">15<text:s text:c="2"/><text:s text:c="24"/><text:span text:style-name="style11">rt</text:span><text:span text:style-name="style10">=</text:span><text:span text:style-name="style11">rt</text:span><text:span text:style-name="style10">-</text:span><text:span text:style-name="style11">n</text:span><text:span text:style-name="style10">;</text:span></text:h>
      <text:h text:style-name="Default">16<text:s text:c="2"/><text:s text:c="16"/><text:span text:style-name="style10">}</text:span></text:h>
      <text:h text:style-name="Default">17<text:s text:c="2"/><text:s text:c="16"/><text:span text:style-name="style11">printf</text:span><text:span text:style-name="style10">(</text:span><text:span text:style-name="style6">"Case %d: %d\n"</text:span><text:span text:style-name="style10">,</text:span><text:span text:style-name="style11">i</text:span><text:span text:style-name="style10">,</text:span><text:span text:style-name="style11">rt</text:span><text:span text:style-name="style10">);</text:span></text:h>
      <text:h text:style-name="Default">18<text:s text:c="2"/><text:s text:c="8"/><text:span text:style-name="style10">}</text:span></text:h>
      <text:h text:style-name="Default">1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